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7cm"/>
    </style:style>
    <style:style style:name="pr2" style:family="presentation" style:parent-style-name="Default-outline1">
      <style:graphic-properties fo:min-height="15.35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>
          <draw:text-box>
            <text:p>Father as we stand before you</text:p>
          </draw:text-box>
        </draw:frame>
        <draw:frame presentation:style-name="pr2" draw:layer="layout" svg:width="28cm" svg:height="15.6cm" svg:x="0cm" svg:y="5.2cm" presentation:class="outline">
          <draw:text-box>
            <text:list text:style-name="L2">
              <text:list-item>
                <text:p>Father as we stand before you</text:p>
              </text:list-item>
              <text:list-item>
                <text:p>And our friends today</text:p>
              </text:list-item>
              <text:list-item>
                <text:p>There is joy within our hearts </text:p>
              </text:list-item>
              <text:list-item>
                <text:p>And much for which we pra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6cm" svg:x="0cm" svg:y="5.2cm" presentation:class="outline">
          <draw:text-box>
            <text:list text:style-name="L2">
              <text:list-item>
                <text:p>Bless us as we gather here</text:p>
              </text:list-item>
              <text:list-item>
                <text:p>To pledge our love and then</text:p>
              </text:list-item>
              <text:list-item>
                <text:p>Bless us as we seek to share</text:p>
              </text:list-item>
              <text:list-item>
                <text:p>The love with other m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6cm" svg:x="0cm" svg:y="5.2cm" presentation:class="outline">
          <draw:text-box>
            <text:list text:style-name="L2">
              <text:list-item>
                <text:p>We have shared your live and love</text:p>
              </text:list-item>
              <text:list-item>
                <text:p>And now we send you on</text:p>
              </text:list-item>
              <text:list-item>
                <text:p>Knowing that the love you've promised</text:p>
              </text:list-item>
              <text:list-item>
                <text:p>Here will keep you stro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6cm" svg:x="0cm" svg:y="5.2cm" presentation:class="outline">
          <draw:text-box>
            <text:list text:style-name="L2">
              <text:list-item>
                <text:p>Share with us if ever there is</text:p>
              </text:list-item>
              <text:list-item>
                <text:p>Something we can do</text:p>
              </text:list-item>
              <text:list-item>
                <text:p>Know that you are loved </text:p>
              </text:list-item>
              <text:list-item>
                <text:p>And love will always be</text:p>
              </text:list-item>
              <text:list-item>
                <text:p>Our prayer for you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6cm" svg:x="0cm" svg:y="5.2cm" presentation:class="outline">
          <draw:text-box>
            <text:list text:style-name="L2">
              <text:list-item>
                <text:p>We have shared your live and love</text:p>
              </text:list-item>
              <text:list-item>
                <text:p>And now we send you on</text:p>
              </text:list-item>
              <text:list-item>
                <text:p>Knowing that the love you've promised</text:p>
              </text:list-item>
              <text:list-item>
                <text:p>Here will keep you stro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6cm" svg:x="0cm" svg:y="5.2cm" presentation:class="outline">
          <draw:text-box>
            <text:list text:style-name="L2">
              <text:list-item>
                <text:p>Share with us if ever there is</text:p>
              </text:list-item>
              <text:list-item>
                <text:p>Something we can do</text:p>
              </text:list-item>
              <text:list-item>
                <text:p>Know that you are loved </text:p>
              </text:list-item>
              <text:list-item>
                <text:p>And love will always be</text:p>
              </text:list-item>
              <text:list-item>
                <text:p>Our prayer for you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 text:space-before="0.3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/>
            <style:text-properties style:use-window-font-color="true" fo:font-size="45%"/>
          </text:list-level-style-number>
          <text:list-level-style-number text:level="8" style:num-format="">
            <style:list-level-properties text:space-before="9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8cm" fo:text-align="center" fo:text-indent="0cm"/>
      <style:text-properties fo:color="#ffffff" style:text-outline="false" style:text-line-through-style="none" style:font-name="Verdana1" fo:font-family="Verdana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font-name="Verdana1" fo:font-family="Verdana" style:font-family-generic="swiss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ChoirMass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ChoirMa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oirMa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hoirMass-outline1" style:family="presentation">
      <style:graphic-properties draw:stroke="none" draw:fill="none" draw:auto-grow-height="false" draw:fit-to-size="shrink-to-fit">
        <text:list-style style:name="ChoirMa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center" fo:text-indent="0cm"/>
      <style:text-properties fo:color="#ffffff" style:text-outline="false" style:text-line-through-style="none" style:font-name="Verdana1" fo:font-family="Verdana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ChoirMass-outline2" style:family="presentation" style:parent-style-name="ChoirMas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ChoirMass-outline3" style:family="presentation" style:parent-style-name="ChoirMas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ChoirMass-outline4" style:family="presentation" style:parent-style-name="ChoirMas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ChoirMass-outline5" style:family="presentation" style:parent-style-name="ChoirMas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6" style:family="presentation" style:parent-style-name="ChoirMas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7" style:family="presentation" style:parent-style-name="ChoirMas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8" style:family="presentation" style:parent-style-name="ChoirMas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9" style:family="presentation" style:parent-style-name="ChoirMas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subtitle" style:family="presentation">
      <style:graphic-properties draw:stroke="none" draw:fill="none" draw:textarea-vertical-align="middle">
        <text:list-style style:name="ChoirMa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oirMass-title" style:family="presentation">
      <style:graphic-properties draw:stroke="none" draw:fill="none" draw:textarea-vertical-align="middle">
        <text:list-style style:name="ChoirMa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font-name="Verdana1" fo:font-family="Verdana" style:font-family-generic="swiss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outline1">
      <style:graphic-properties fo:min-height="12.17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hoirMass-outline1">
      <style:graphic-properties fo:min-height="12.179cm"/>
    </style:style>
    <style:style style:name="Mpr5" style:family="presentation" style:parent-style-name="ChoirMa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ChoirMa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8cm" svg:height="3.507cm" svg:x="0cm" svg:y="0.836cm" presentation:class="title" presentation:placeholder="true">
        <draw:text-box/>
      </draw:frame>
      <draw:frame presentation:style-name="Mpr1" draw:layer="backgroundobjects" svg:width="28cm" svg:height="15.6cm" svg:x="0cm" svg:y="5.2cm" presentation:class="outline">
        <draw:text-box>
          <text:list text:style-name="ML2">
            <text:list-item>
              <text:p>Click to edit the outline text format</text:p>
            </text:list-item>
          </text:list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hoirMass" style:page-layout-name="PM1" draw:style-name="Mdp1">
      <draw:frame presentation:style-name="ChoirMass-title" draw:layer="backgroundobjects" svg:width="28cm" svg:height="3.506cm" svg:x="0cm" svg:y="0.837cm" presentation:class="title" presentation:placeholder="true">
        <draw:text-box/>
      </draw:frame>
      <draw:frame presentation:style-name="Mpr4" draw:layer="backgroundobjects" svg:width="28cm" svg:height="15.8cm" svg:x="0cm" svg:y="5.2cm" presentation:class="outline">
        <draw:text-box>
          <text:p>Click to edit the outline text format</text:p>
        </draw:text-box>
      </draw:frame>
      <presentation:notes style:page-layout-name="PM2">
        <draw:page-thumbnail presentation:style-name="ChoirMass-title" draw:layer="backgroundobjects" svg:width="14.848cm" svg:height="11.135cm" svg:x="3.075cm" svg:y="2.257cm" presentation:class="page"/>
        <draw:frame presentation:style-name="ChoirMa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rwin Coelho</meta:initial-creator>
    <meta:creation-date>2013-06-29T13:15:31</meta:creation-date>
    <dc:date>2013-12-12T19:42:08.454141538</dc:date>
    <dc:creator>irvy </dc:creator>
    <meta:editing-duration>PT1H55M47S</meta:editing-duration>
    <meta:editing-cycles>22</meta:editing-cycles>
    <meta:generator>LibreOffice/4.1.3.2$Linux_x86 LibreOffice_project/410m0$Build-2</meta:generator>
    <meta:document-statistic meta:object-count="54"/>
  </office:meta>
</office:document-meta>
</file>